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60000006B5B57B9E9.png"/>
  <manifest:file-entry manifest:media-type="image/jpeg" manifest:full-path="Pictures/100000000000028A0000012CF194BEC9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04cm" svg:x="1cm" svg:y="9.449cm">
          <draw:image xlink:href="Pictures/100000000000028A0000012CF194BEC9.jpg" xlink:type="simple" xlink:show="embed" xlink:actuate="onLoad">
            <text:p/>
          </draw:image>
        </draw:frame>
        <draw:frame draw:style-name="gr1" draw:text-style-name="P1" draw:layer="layout" svg:width="4.299cm" svg:height="2.15cm" svg:x="5.12cm" svg:y="11.382cm">
          <draw:image xlink:href="Pictures/10000201000000D60000006B5B57B9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4-24T13:14:49</dc:date>
    <dc:creator>David Link</dc:creator>
    <meta:document-statistic meta:object-count="2"/>
    <meta:generator>OpenOffice/4.1.1$Unix OpenOffice.org_project/411m6$Build-9775</meta:generator>
  </office:meta>
</office:document-meta>
</file>